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95" calcext:value-type="float">
            <text:p>1295</text:p>
          </table:table-cell>
          <table:table-cell table:style-name="ce7" table:formula="of:=COUNTIF([.B7:.B999998];&quot;X&quot;)" office:value-type="float" office:value="1118" calcext:value-type="float">
            <text:p>111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76" calcext:value-type="float">
            <text:p>13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1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9">00/00/0000</text:date>, <text:time style:data-style-name="N2" text:time-value="21:56:35.4618265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29T21:56:59.095400009</dc:date>
    <meta:editing-duration>P1DT9H58M24S</meta:editing-duration>
    <meta:editing-cycles>1284</meta:editing-cycles>
    <meta:document-statistic meta:table-count="1" meta:cell-count="7814" meta:object-count="0"/>
  </office:meta>
</office:document-meta>
</file>